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RUTH-TABLE_2f_ARD1" style:display-name="TRUTH-TABLE/ARD1" style:family="table">
      <style:table-properties style:width="17cm" table:align="margins"/>
    </style:style>
    <style:style style:name="TRUTH-TABLE_2f_ARD1.A" style:display-name="TRUTH-TABLE/ARD1.A" style:family="table-column">
      <style:table-column-properties style:column-width="2.833cm" style:rel-column-width="10922*"/>
    </style:style>
    <style:style style:name="TRUTH-TABLE_2f_ARD1.F" style:display-name="TRUTH-TABLE/ARD1.F" style:family="table-column">
      <style:table-column-properties style:column-width="2.835cm" style:rel-column-width="10925*"/>
    </style:style>
    <style:style style:name="TRUTH-TABLE_2f_ARD1.A1" style:display-name="TRUTH-TABLE/ARD1.A1" style:family="table-cell">
      <style:table-cell-properties fo:padding="0.097cm" fo:border-left="0.05pt solid #000000" fo:border-right="none" fo:border-top="0.05pt solid #000000" fo:border-bottom="0.05pt solid #000000"/>
    </style:style>
    <style:style style:name="TRUTH-TABLE_2f_ARD1.F1" style:display-name="TRUTH-TABLE/ARD1.F1" style:family="table-cell">
      <style:table-cell-properties fo:padding="0.097cm" fo:border="0.05pt solid #000000"/>
    </style:style>
    <style:style style:name="TRUTH-TABLE_2f_ARD1.A2" style:display-name="TRUTH-TABLE/ARD1.A2" style:family="table-cell">
      <style:table-cell-properties fo:padding="0.097cm" fo:border-left="0.05pt solid #000000" fo:border-right="none" fo:border-top="none" fo:border-bottom="0.05pt solid #000000"/>
    </style:style>
    <style:style style:name="TRUTH-TABLE_2f_ARD1.F2" style:display-name="TRUTH-TABLE/ARD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84701"/>
    </style:style>
    <style:style style:name="P2" style:family="paragraph" style:parent-style-name="Table_20_Contents">
      <style:text-properties officeooo:rsid="001b03e8" officeooo:paragraph-rsid="00184701"/>
    </style:style>
    <style:style style:name="P3" style:family="paragraph" style:parent-style-name="Table_20_Contents">
      <style:text-properties officeooo:rsid="001b1e73" officeooo:paragraph-rsid="00184701"/>
    </style:style>
    <style:style style:name="P4" style:family="paragraph" style:parent-style-name="Table_20_Contents">
      <style:text-properties officeooo:paragraph-rsid="00184701"/>
    </style:style>
    <style:style style:name="P5" style:family="paragraph" style:parent-style-name="Standard">
      <style:text-properties officeooo:paragraph-rsid="00184701"/>
    </style:style>
    <style:style style:name="T1" style:family="text">
      <style:text-properties officeooo:rsid="001b1e73"/>
    </style:style>
    <style:style style:name="T2" style:family="text">
      <style:text-properties officeooo:rsid="00199955"/>
    </style:style>
    <style:style style:name="T3" style:family="text">
      <style:text-properties officeooo:rsid="001b14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able:table table:name="TRUTH-TABLE/ARD1" table:style-name="TRUTH-TABLE_2f_ARD1">
        <table:table-column table:style-name="TRUTH-TABLE_2f_ARD1.A" table:number-columns-repeated="5"/>
        <table:table-column table:style-name="TRUTH-TABLE_2f_ARD1.F"/>
        <table:table-row>
          <table:table-cell table:style-name="TRUTH-TABLE_2f_ARD1.A1" office:value-type="string">
            <text:p text:style-name="P2">(Pin <text:span text:style-name="T2">5</text:span>-<text:span text:style-name="T3">i3</text:span>)</text:p>
          </table:table-cell>
          <table:table-cell table:style-name="TRUTH-TABLE_2f_ARD1.A1" office:value-type="string">
            <text:p text:style-name="P2">(Pin <text:span text:style-name="T2">6</text:span>-<text:span text:style-name="T3">i4</text:span>)</text:p>
          </table:table-cell>
          <table:table-cell table:style-name="TRUTH-TABLE_2f_ARD1.A1" office:value-type="string">
            <text:p text:style-name="P2">Pin 10-<text:span text:style-name="T3">i1</text:span></text:p>
          </table:table-cell>
          <table:table-cell table:style-name="TRUTH-TABLE_2f_ARD1.A1" office:value-type="string">
            <text:p text:style-name="P2">Pin 11-<text:span text:style-name="T3">i2</text:span></text:p>
          </table:table-cell>
          <table:table-cell table:style-name="TRUTH-TABLE_2f_ARD1.A1" office:value-type="string">
            <text:p text:style-name="P2">Left wheel </text:p>
          </table:table-cell>
          <table:table-cell table:style-name="TRUTH-TABLE_2f_ARD1.F1" office:value-type="string">
            <text:p text:style-name="P2">Right wheel</text:p>
          </table:table-cell>
        </table:table-row>
        <table:table-row>
          <table:table-cell table:style-name="TRUTH-TABLE_2f_ARD1.A2" office:value-type="string">
            <text:p text:style-name="P2">0</text:p>
          </table:table-cell>
          <table:table-cell table:style-name="TRUTH-TABLE_2f_ARD1.A2" office:value-type="string">
            <text:p text:style-name="P2">0</text:p>
          </table:table-cell>
          <table:table-cell table:style-name="TRUTH-TABLE_2f_ARD1.A2" office:value-type="string">
            <text:p text:style-name="P2">0</text:p>
          </table:table-cell>
          <table:table-cell table:style-name="TRUTH-TABLE_2f_ARD1.A2" office:value-type="string">
            <text:p text:style-name="P2">0</text:p>
          </table:table-cell>
          <table:table-cell table:style-name="TRUTH-TABLE_2f_ARD1.A2" office:value-type="string">
            <text:p text:style-name="P4">-</text:p>
          </table:table-cell>
          <table:table-cell table:style-name="TRUTH-TABLE_2f_ARD1.F2" office:value-type="string">
            <text:p text:style-name="P4">-</text:p>
          </table:table-cell>
        </table:table-row>
        <table:table-row>
          <table:table-cell table:style-name="TRUTH-TABLE_2f_ARD1.A2" office:value-type="string">
            <text:p text:style-name="P2">0</text:p>
          </table:table-cell>
          <table:table-cell table:style-name="TRUTH-TABLE_2f_ARD1.A2" office:value-type="string">
            <text:p text:style-name="P2">0</text:p>
          </table:table-cell>
          <table:table-cell table:style-name="TRUTH-TABLE_2f_ARD1.A2" office:value-type="string">
            <text:p text:style-name="P2">0</text:p>
          </table:table-cell>
          <table:table-cell table:style-name="TRUTH-TABLE_2f_ARD1.A2" office:value-type="string">
            <text:p text:style-name="P2">1</text:p>
          </table:table-cell>
          <table:table-cell table:style-name="TRUTH-TABLE_2f_ARD1.A2" office:value-type="string">
            <text:p text:style-name="P4">-</text:p>
          </table:table-cell>
          <table:table-cell table:style-name="TRUTH-TABLE_2f_ARD1.F2" office:value-type="string">
            <text:p text:style-name="P2">F</text:p>
          </table:table-cell>
        </table:table-row>
        <table:table-row>
          <table:table-cell table:style-name="TRUTH-TABLE_2f_ARD1.A2" office:value-type="string">
            <text:p text:style-name="P2">0</text:p>
          </table:table-cell>
          <table:table-cell table:style-name="TRUTH-TABLE_2f_ARD1.A2" office:value-type="string">
            <text:p text:style-name="P2">0</text:p>
          </table:table-cell>
          <table:table-cell table:style-name="TRUTH-TABLE_2f_ARD1.A2" office:value-type="string">
            <text:p text:style-name="P2">1</text:p>
          </table:table-cell>
          <table:table-cell table:style-name="TRUTH-TABLE_2f_ARD1.A2" office:value-type="string">
            <text:p text:style-name="P2">0</text:p>
          </table:table-cell>
          <table:table-cell table:style-name="TRUTH-TABLE_2f_ARD1.A2" office:value-type="string">
            <text:p text:style-name="P4">-</text:p>
          </table:table-cell>
          <table:table-cell table:style-name="TRUTH-TABLE_2f_ARD1.F2" office:value-type="string">
            <text:p text:style-name="P2">R</text:p>
          </table:table-cell>
        </table:table-row>
        <table:table-row>
          <table:table-cell table:style-name="TRUTH-TABLE_2f_ARD1.A2" office:value-type="string">
            <text:p text:style-name="P2">0</text:p>
          </table:table-cell>
          <table:table-cell table:style-name="TRUTH-TABLE_2f_ARD1.A2" office:value-type="string">
            <text:p text:style-name="P2">0</text:p>
          </table:table-cell>
          <table:table-cell table:style-name="TRUTH-TABLE_2f_ARD1.A2" office:value-type="string">
            <text:p text:style-name="P2">1</text:p>
          </table:table-cell>
          <table:table-cell table:style-name="TRUTH-TABLE_2f_ARD1.A2" office:value-type="string">
            <text:p text:style-name="P2">1</text:p>
          </table:table-cell>
          <table:table-cell table:style-name="TRUTH-TABLE_2f_ARD1.A2" office:value-type="string">
            <text:p text:style-name="P4">-</text:p>
          </table:table-cell>
          <table:table-cell table:style-name="TRUTH-TABLE_2f_ARD1.F2" office:value-type="string">
            <text:p text:style-name="P4">-</text:p>
          </table:table-cell>
        </table:table-row>
        <table:table-row>
          <table:table-cell table:style-name="TRUTH-TABLE_2f_ARD1.A2" office:value-type="string">
            <text:p text:style-name="P2">0</text:p>
          </table:table-cell>
          <table:table-cell table:style-name="TRUTH-TABLE_2f_ARD1.A2" office:value-type="string">
            <text:p text:style-name="P2">1</text:p>
          </table:table-cell>
          <table:table-cell table:style-name="TRUTH-TABLE_2f_ARD1.A2" office:value-type="string">
            <text:p text:style-name="P2">0</text:p>
          </table:table-cell>
          <table:table-cell table:style-name="TRUTH-TABLE_2f_ARD1.A2" office:value-type="string">
            <text:p text:style-name="P2">0</text:p>
          </table:table-cell>
          <table:table-cell table:style-name="TRUTH-TABLE_2f_ARD1.A2" office:value-type="string">
            <text:p text:style-name="P3">F</text:p>
          </table:table-cell>
          <table:table-cell table:style-name="TRUTH-TABLE_2f_ARD1.F2" office:value-type="string">
            <text:p text:style-name="P4">-</text:p>
          </table:table-cell>
        </table:table-row>
        <table:table-row>
          <table:table-cell table:style-name="TRUTH-TABLE_2f_ARD1.A2" office:value-type="string">
            <text:p text:style-name="P2">0</text:p>
          </table:table-cell>
          <table:table-cell table:style-name="TRUTH-TABLE_2f_ARD1.A2" office:value-type="string">
            <text:p text:style-name="P2">1</text:p>
          </table:table-cell>
          <table:table-cell table:style-name="TRUTH-TABLE_2f_ARD1.A2" office:value-type="string">
            <text:p text:style-name="P2">0</text:p>
          </table:table-cell>
          <table:table-cell table:style-name="TRUTH-TABLE_2f_ARD1.A2" office:value-type="string">
            <text:p text:style-name="P2">1</text:p>
          </table:table-cell>
          <table:table-cell table:style-name="TRUTH-TABLE_2f_ARD1.A2" office:value-type="string">
            <text:p text:style-name="P3">F</text:p>
          </table:table-cell>
          <table:table-cell table:style-name="TRUTH-TABLE_2f_ARD1.F2" office:value-type="string">
            <text:p text:style-name="P3">F</text:p>
          </table:table-cell>
        </table:table-row>
        <table:table-row>
          <table:table-cell table:style-name="TRUTH-TABLE_2f_ARD1.A2" office:value-type="string">
            <text:p text:style-name="P2">0</text:p>
          </table:table-cell>
          <table:table-cell table:style-name="TRUTH-TABLE_2f_ARD1.A2" office:value-type="string">
            <text:p text:style-name="P2">1</text:p>
          </table:table-cell>
          <table:table-cell table:style-name="TRUTH-TABLE_2f_ARD1.A2" office:value-type="string">
            <text:p text:style-name="P2">1</text:p>
          </table:table-cell>
          <table:table-cell table:style-name="TRUTH-TABLE_2f_ARD1.A2" office:value-type="string">
            <text:p text:style-name="P2">0</text:p>
          </table:table-cell>
          <table:table-cell table:style-name="TRUTH-TABLE_2f_ARD1.A2" office:value-type="string">
            <text:p text:style-name="P3">F</text:p>
          </table:table-cell>
          <table:table-cell table:style-name="TRUTH-TABLE_2f_ARD1.F2" office:value-type="string">
            <text:p text:style-name="P3">R</text:p>
          </table:table-cell>
        </table:table-row>
        <table:table-row>
          <table:table-cell table:style-name="TRUTH-TABLE_2f_ARD1.A2" office:value-type="string">
            <text:p text:style-name="P2">0</text:p>
          </table:table-cell>
          <table:table-cell table:style-name="TRUTH-TABLE_2f_ARD1.A2" office:value-type="string">
            <text:p text:style-name="P2">1</text:p>
          </table:table-cell>
          <table:table-cell table:style-name="TRUTH-TABLE_2f_ARD1.A2" office:value-type="string">
            <text:p text:style-name="P2">1</text:p>
          </table:table-cell>
          <table:table-cell table:style-name="TRUTH-TABLE_2f_ARD1.A2" office:value-type="string">
            <text:p text:style-name="P2">1</text:p>
          </table:table-cell>
          <table:table-cell table:style-name="TRUTH-TABLE_2f_ARD1.A2" office:value-type="string">
            <text:p text:style-name="P3">F</text:p>
          </table:table-cell>
          <table:table-cell table:style-name="TRUTH-TABLE_2f_ARD1.F2" office:value-type="string">
            <text:p text:style-name="P4">-</text:p>
          </table:table-cell>
        </table:table-row>
        <table:table-row>
          <table:table-cell table:style-name="TRUTH-TABLE_2f_ARD1.A2" office:value-type="string">
            <text:p text:style-name="P2">1</text:p>
          </table:table-cell>
          <table:table-cell table:style-name="TRUTH-TABLE_2f_ARD1.A2" office:value-type="string">
            <text:p text:style-name="P2">0</text:p>
          </table:table-cell>
          <table:table-cell table:style-name="TRUTH-TABLE_2f_ARD1.A2" office:value-type="string">
            <text:p text:style-name="P2">0</text:p>
          </table:table-cell>
          <table:table-cell table:style-name="TRUTH-TABLE_2f_ARD1.A2" office:value-type="string">
            <text:p text:style-name="P2">0</text:p>
          </table:table-cell>
          <table:table-cell table:style-name="TRUTH-TABLE_2f_ARD1.A2" office:value-type="string">
            <text:p text:style-name="P3">R</text:p>
          </table:table-cell>
          <table:table-cell table:style-name="TRUTH-TABLE_2f_ARD1.F2" office:value-type="string">
            <text:p text:style-name="P4">-</text:p>
          </table:table-cell>
        </table:table-row>
        <table:table-row>
          <table:table-cell table:style-name="TRUTH-TABLE_2f_ARD1.A2" office:value-type="string">
            <text:p text:style-name="P2">1</text:p>
          </table:table-cell>
          <table:table-cell table:style-name="TRUTH-TABLE_2f_ARD1.A2" office:value-type="string">
            <text:p text:style-name="P2">0</text:p>
          </table:table-cell>
          <table:table-cell table:style-name="TRUTH-TABLE_2f_ARD1.A2" office:value-type="string">
            <text:p text:style-name="P2">0</text:p>
          </table:table-cell>
          <table:table-cell table:style-name="TRUTH-TABLE_2f_ARD1.A2" office:value-type="string">
            <text:p text:style-name="P2">1</text:p>
          </table:table-cell>
          <table:table-cell table:style-name="TRUTH-TABLE_2f_ARD1.A2" office:value-type="string">
            <text:p text:style-name="P3">R</text:p>
          </table:table-cell>
          <table:table-cell table:style-name="TRUTH-TABLE_2f_ARD1.F2" office:value-type="string">
            <text:p text:style-name="P3">F</text:p>
          </table:table-cell>
        </table:table-row>
        <table:table-row>
          <table:table-cell table:style-name="TRUTH-TABLE_2f_ARD1.A2" office:value-type="string">
            <text:p text:style-name="P2">1</text:p>
          </table:table-cell>
          <table:table-cell table:style-name="TRUTH-TABLE_2f_ARD1.A2" office:value-type="string">
            <text:p text:style-name="P2">0</text:p>
          </table:table-cell>
          <table:table-cell table:style-name="TRUTH-TABLE_2f_ARD1.A2" office:value-type="string">
            <text:p text:style-name="P2">1</text:p>
          </table:table-cell>
          <table:table-cell table:style-name="TRUTH-TABLE_2f_ARD1.A2" office:value-type="string">
            <text:p text:style-name="P2">0</text:p>
          </table:table-cell>
          <table:table-cell table:style-name="TRUTH-TABLE_2f_ARD1.A2" office:value-type="string">
            <text:p text:style-name="P3">R</text:p>
          </table:table-cell>
          <table:table-cell table:style-name="TRUTH-TABLE_2f_ARD1.F2" office:value-type="string">
            <text:p text:style-name="P3">R</text:p>
          </table:table-cell>
        </table:table-row>
        <table:table-row>
          <table:table-cell table:style-name="TRUTH-TABLE_2f_ARD1.A2" office:value-type="string">
            <text:p text:style-name="P2">1</text:p>
          </table:table-cell>
          <table:table-cell table:style-name="TRUTH-TABLE_2f_ARD1.A2" office:value-type="string">
            <text:p text:style-name="P2">0</text:p>
          </table:table-cell>
          <table:table-cell table:style-name="TRUTH-TABLE_2f_ARD1.A2" office:value-type="string">
            <text:p text:style-name="P2">1</text:p>
          </table:table-cell>
          <table:table-cell table:style-name="TRUTH-TABLE_2f_ARD1.A2" office:value-type="string">
            <text:p text:style-name="P2">1</text:p>
          </table:table-cell>
          <table:table-cell table:style-name="TRUTH-TABLE_2f_ARD1.A2" office:value-type="string">
            <text:p text:style-name="P3">R</text:p>
          </table:table-cell>
          <table:table-cell table:style-name="TRUTH-TABLE_2f_ARD1.F2" office:value-type="string">
            <text:p text:style-name="P4">-</text:p>
          </table:table-cell>
        </table:table-row>
        <table:table-row>
          <table:table-cell table:style-name="TRUTH-TABLE_2f_ARD1.A2" office:value-type="string">
            <text:p text:style-name="P2">1</text:p>
          </table:table-cell>
          <table:table-cell table:style-name="TRUTH-TABLE_2f_ARD1.A2" office:value-type="string">
            <text:p text:style-name="P2">1</text:p>
          </table:table-cell>
          <table:table-cell table:style-name="TRUTH-TABLE_2f_ARD1.A2" office:value-type="string">
            <text:p text:style-name="P2">0</text:p>
          </table:table-cell>
          <table:table-cell table:style-name="TRUTH-TABLE_2f_ARD1.A2" office:value-type="string">
            <text:p text:style-name="P2">0</text:p>
          </table:table-cell>
          <table:table-cell table:style-name="TRUTH-TABLE_2f_ARD1.A2" office:value-type="string">
            <text:p text:style-name="P4">-</text:p>
          </table:table-cell>
          <table:table-cell table:style-name="TRUTH-TABLE_2f_ARD1.F2" office:value-type="string">
            <text:p text:style-name="P4">-</text:p>
          </table:table-cell>
        </table:table-row>
        <table:table-row>
          <table:table-cell table:style-name="TRUTH-TABLE_2f_ARD1.A2" office:value-type="string">
            <text:p text:style-name="P2">1</text:p>
          </table:table-cell>
          <table:table-cell table:style-name="TRUTH-TABLE_2f_ARD1.A2" office:value-type="string">
            <text:p text:style-name="P2">1</text:p>
          </table:table-cell>
          <table:table-cell table:style-name="TRUTH-TABLE_2f_ARD1.A2" office:value-type="string">
            <text:p text:style-name="P2">0</text:p>
          </table:table-cell>
          <table:table-cell table:style-name="TRUTH-TABLE_2f_ARD1.A2" office:value-type="string">
            <text:p text:style-name="P2">1</text:p>
          </table:table-cell>
          <table:table-cell table:style-name="TRUTH-TABLE_2f_ARD1.A2" office:value-type="string">
            <text:p text:style-name="P4">-</text:p>
          </table:table-cell>
          <table:table-cell table:style-name="TRUTH-TABLE_2f_ARD1.F2" office:value-type="string">
            <text:p text:style-name="P3">F</text:p>
          </table:table-cell>
        </table:table-row>
        <table:table-row>
          <table:table-cell table:style-name="TRUTH-TABLE_2f_ARD1.A2" office:value-type="string">
            <text:p text:style-name="P2">1</text:p>
          </table:table-cell>
          <table:table-cell table:style-name="TRUTH-TABLE_2f_ARD1.A2" office:value-type="string">
            <text:p text:style-name="P2">1</text:p>
          </table:table-cell>
          <table:table-cell table:style-name="TRUTH-TABLE_2f_ARD1.A2" office:value-type="string">
            <text:p text:style-name="P2">1</text:p>
          </table:table-cell>
          <table:table-cell table:style-name="TRUTH-TABLE_2f_ARD1.A2" office:value-type="string">
            <text:p text:style-name="P2">0</text:p>
          </table:table-cell>
          <table:table-cell table:style-name="TRUTH-TABLE_2f_ARD1.A2" office:value-type="string">
            <text:p text:style-name="P4">-</text:p>
          </table:table-cell>
          <table:table-cell table:style-name="TRUTH-TABLE_2f_ARD1.F2" office:value-type="string">
            <text:p text:style-name="P3">R</text:p>
          </table:table-cell>
        </table:table-row>
        <table:table-row>
          <table:table-cell table:style-name="TRUTH-TABLE_2f_ARD1.A2" office:value-type="string">
            <text:p text:style-name="P2">1</text:p>
          </table:table-cell>
          <table:table-cell table:style-name="TRUTH-TABLE_2f_ARD1.A2" office:value-type="string">
            <text:p text:style-name="P2">1</text:p>
          </table:table-cell>
          <table:table-cell table:style-name="TRUTH-TABLE_2f_ARD1.A2" office:value-type="string">
            <text:p text:style-name="P2">1</text:p>
          </table:table-cell>
          <table:table-cell table:style-name="TRUTH-TABLE_2f_ARD1.A2" office:value-type="string">
            <text:p text:style-name="P2">1</text:p>
          </table:table-cell>
          <table:table-cell table:style-name="TRUTH-TABLE_2f_ARD1.A2" office:value-type="string">
            <text:p text:style-name="P4">-</text:p>
          </table:table-cell>
          <table:table-cell table:style-name="TRUTH-TABLE_2f_ARD1.F2" office:value-type="string">
            <text:p text:style-name="P4">-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6T13:09:59.227719189</meta:creation-date>
    <dc:date>2016-11-18T13:09:37.487279101</dc:date>
    <meta:editing-duration>PT1M52S</meta:editing-duration>
    <meta:editing-cycles>3</meta:editing-cycles>
    <meta:generator>LibreOffice/5.1.4.2$Linux_X86_64 LibreOffice_project/10m0$Build-2</meta:generator>
    <meta:document-statistic meta:table-count="1" meta:image-count="0" meta:object-count="0" meta:page-count="1" meta:paragraph-count="102" meta:word-count="108" meta:character-count="156" meta:non-whitespace-character-count="149"/>
  </office:meta>
</office:document-meta>
</file>